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473.32mm" svg:height="461.34mm" svg:x="122.59mm" svg:y="0mm">
            <draw:object draw:notify-on-update-of-ranges="Out.A1:Out.A1001 Out.C1:Out.C1000 Out.B1:Out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5" calcext:value-type="float">
            <text:p>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.00.0000</text:date>, <text:time style:data-style-name="N2" text:time-value="11:11:09.2052229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2T18:15:02.728454652</dc:date>
    <meta:editing-duration>PT11H15S</meta:editing-duration>
    <meta:editing-cycles>3</meta:editing-cycles>
    <meta:document-statistic meta:table-count="1" meta:cell-count="3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33cm" svg:height="46.135cm" xlink:href=".." xlink:type="simple" chart:class="chart:line" chart:style-name="ch1">
        <chart:legend chart:legend-position="end" svg:x="43.086cm" svg:y="22.247cm" style:legend-expansion="high" chart:style-name="ch2"/>
        <chart:plot-area chart:style-name="ch3" table:cell-range-address="Out.A1:Out.A1001 Out.B1:Out.C1000" chart:data-source-has-labels="row" svg:x="0.946cm" svg:y="0.922cm" svg:width="41.194cm" svg:height="44.291cm">
          <chartooo:coordinate-region svg:x="1.778cm" svg:y="0.922cm" svg:width="40.362cm" svg:height="43.1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A1:Out.A1001" loext:label-string="ascii_sum" chart:class="chart:line">
            <chart:data-point chart:repeated="1001"/>
          </chart:series>
          <chart:series chart:style-name="ch8" chart:values-cell-range-address="Out.C1:Out.C1000" loext:label-string="gnu_hash" chart:class="chart:line">
            <chart:data-point chart:repeated="1000"/>
          </chart:series>
          <chart:series chart:style-name="ch9" chart:values-cell-range-address="Out.B1:Out.B1000" loext:label-string="ascii_sum_div_len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ii_sum</text:p>
              </table:table-cell>
              <table:table-cell office:value-type="string">
                <text:p>gnu_hash</text:p>
              </table:table-cell>
              <table:table-cell office:value-type="string">
                <text:p>ascii_sum_div_l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Out.A1:Out.A1001</svg:desc>
                </draw:g>
              </table:table-cell>
              <table:table-cell office:value-type="float" office:value="3">
                <text:p>3</text:p>
                <draw:g>
                  <svg:desc>Out.C1:Out.C1000</svg:desc>
                </draw:g>
              </table:table-cell>
              <table:table-cell office:value-type="float" office:value="1">
                <text:p>1</text:p>
                <draw:g>
                  <svg:desc>Out.B1:Out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3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